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0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2"/>
    <style:style style:name="co1" style:family="table-column">
      <style:table-column-properties fo:break-before="auto" style:column-width="6.65427083333333cm"/>
    </style:style>
    <style:style style:name="co2" style:family="table-column">
      <style:table-column-properties fo:break-before="auto" style:column-width="1.83885416666667cm" style:use-optimal-column-width="true"/>
    </style:style>
    <style:style style:name="co3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Movie Title</text:p>
          </table:table-cell>
          <table:table-cell office:value-type="string" table:style-name="ce1">
            <text:p>Age Rating</text:p>
          </table:table-cell>
          <table:table-cell office:value-type="string" table:style-name="ce1">
            <text:p>Run Time</text:p>
          </table:table-cell>
          <table:table-cell office:value-type="string" table:style-name="ce1">
            <text:p>Pri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Fistful of Dollar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h 39m</text:p>
          </table:table-cell>
          <table:table-cell office:value-type="currency" office:value="6" table:style-name="ce2">
            <text:p>£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orat: Cultural Learnings of America for Make Benefit Glorious Nation of Kazakhst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h 24m</text:p>
          </table:table-cell>
          <table:table-cell office:value-type="currency" office:value="6" table:style-name="ce2">
            <text:p>£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etty Wom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h 59m</text:p>
          </table:table-cell>
          <table:table-cell office:value-type="currency" office:value="7.5" table:style-name="ce4">
            <text:p>£7.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Batm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h 56m</text:p>
          </table:table-cell>
          <table:table-cell office:value-type="currency" office:value="12" table:style-name="ce2">
            <text:p>£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Godfather Part II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3h 20m</text:p>
          </table:table-cell>
          <table:table-cell office:value-type="currency" office:value="13.5" table:style-name="ce4">
            <text:p>£13.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rek 2</text:p>
          </table:table-cell>
          <table:table-cell office:value-type="string" table:style-name="ce1">
            <text:p>U</text:p>
          </table:table-cell>
          <table:table-cell office:value-type="string" table:style-name="ce1">
            <text:p>1h 45m</text:p>
          </table:table-cell>
          <table:table-cell office:value-type="currency" office:value="5" table:style-name="ce2">
            <text:p>£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iders of the Lost Ark</text:p>
          </table:table-cell>
          <table:table-cell office:value-type="string" table:style-name="ce1">
            <text:p>12A</text:p>
          </table:table-cell>
          <table:table-cell office:value-type="string" table:style-name="ce1">
            <text:p>1h 55m</text:p>
          </table:table-cell>
          <table:table-cell office:value-type="currency" office:value="8" table:style-name="ce2">
            <text:p>£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Grand Budapest Hote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h 40m</text:p>
          </table:table-cell>
          <table:table-cell office:value-type="currency" office:value="10" table:style-name="ce2">
            <text:p>£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 Wars - Return of the Jedi</text:p>
          </table:table-cell>
          <table:table-cell office:value-type="string" table:style-name="ce1">
            <text:p>U</text:p>
          </table:table-cell>
          <table:table-cell office:value-type="string" table:style-name="ce1">
            <text:p>2h 11m</text:p>
          </table:table-cell>
          <table:table-cell office:value-type="currency" office:value="10.5" table:style-name="ce4">
            <text:p>£10.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rs. Doubtfir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h</text:p>
          </table:table-cell>
          <table:table-cell office:value-type="currency" office:value="7.6" table:style-name="ce4">
            <text:p>£7.60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0P0">
      <number:currency-symbol>£</number:currency-symbol>
      <number:number number:decimal-places="0" number:min-decimal-places="0" number:min-integer-digits="1" number:grouping="true"/>
    </number:currency-style>
    <number:currency-style style:name="N10">
      <style:text-properties fo:color="#FF0000"/>
      <number:text>-</number:text>
      <number:currency-symbol>£</number:currency-symbol>
      <number:number number:decimal-places="0" number:min-decimal-places="0" number:min-integer-digits="1" number:grouping="true"/>
      <style:map style:condition="value()&gt;=0" style:apply-style-name="N10P0"/>
    </number:currency-style>
    <number:currency-style style:name="N12P0">
      <number:currency-symbol>£</number:currency-symbol>
      <number:number number:decimal-places="2" number:min-decimal-places="2" number:min-integer-digits="1" number:grouping="true"/>
    </number:currency-style>
    <number:currency-style style:name="N12">
      <style:text-properties fo:color="#FF0000"/>
      <number:text>-</number:text>
      <number:currency-symbol>£</number:currency-symbol>
      <number:number number:decimal-places="2" number:min-decimal-places="2" number:min-integer-digits="1" number:grouping="true"/>
      <style:map style:condition="value()&gt;=0" style:apply-style-name="N12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Samuel Smith</meta:initial-creator>
    <dc:creator>Samuel Smith</dc:creator>
    <meta:creation-date>2023-03-08T19:05:29Z</meta:creation-date>
    <dc:date>2023-03-08T19:16:51Z</dc:date>
  </office:meta>
</office:document-meta>
</file>